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.cloneTreeNode( JMeter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y.getCopiedNod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py.doAction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py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setCopiedNodes( JMeterTreeNode nodes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y.cloneChildren( JMeterTreeNode to , JMeterTreeNode fro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py.cloneTreeNodes( JMeterTreeNode nodes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py.setCopiedNode( JMeter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getCopied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